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de" fo:country="DE" style:font-size-asian="10pt" style:font-size-complex="10pt"/>
    </style:style>
    <style:style style:name="P3" style:family="paragraph" style:parent-style-name="Standard">
      <style:text-properties fo:font-variant="normal" fo:text-transform="none" style:font-name="Arial" fo:font-size="10pt" fo:language="de" fo:country="DE" style:font-size-asian="10pt" style:font-size-complex="10pt"/>
    </style:style>
    <style:style style:name="P4" style:family="paragraph" style:parent-style-name="Standard">
      <style:text-properties style:font-name="Arial" fo:font-size="10pt" fo:language="de" fo:country="DE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fo:font-size="10pt" fo:language="de" fo:country="DE" style:font-size-asian="10pt" style:font-size-complex="10pt"/>
    </style:style>
    <style:style style:name="T1" style:family="text">
      <style:text-properties fo:font-variant="normal" fo:text-transform="none" fo:language="de" fo:country="DE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DLC</text:p>
      <text:p text:style-name="P1"/>
      <text:p text:style-name="P1">Projektbegründung<text:tab/><text:tab/>71</text:p>
      <text:p text:style-name="P1"><text:tab/>Projektidee</text:p>
      <text:p text:style-name="P1"><text:tab/>Vorstudie<text:tab/><text:tab/>73</text:p>
      <text:p text:style-name="P1"><text:tab/><text:tab/>Projektantrag</text:p>
      <text:p text:style-name="P1"><text:tab/><text:tab/>Projektwürdigkeit<text:tab/>74</text:p>
      <text:p text:style-name="P1"><text:tab/><text:tab/><text:tab/><text:span text:style-name="T2">Projektstudie (Früher Machbarkeitsstudie)</text:span></text:p>
      <text:p text:style-name="P2"><text:tab/><text:tab/><text:tab/>Risikoanalyse</text:p>
      <text:p text:style-name="P1"><text:bookmark text:name="_Toc510696257"/><text:bookmark text:name="_Toc510502615"/><text:bookmark text:name="_Toc510502425"/><text:bookmark text:name="_Toc465570771"/><text:bookmark text:name="_Toc465570479"/><text:bookmark text:name="_Toc465570289"/><text:bookmark text:name="_Toc465528074"/><text:bookmark text:name="_Toc465527952"/><text:bookmark text:name="_Toc465526175"/><text:bookmark text:name="_Toc465437906"/><text:bookmark text:name="_Toc465404590"/><text:bookmark text:name="_Toc465403342"/><text:bookmark text:name="_Toc465403273"/><text:bookmark text:name="_Toc465358063"/><text:bookmark text:name="_Toc465357121"/><text:bookmark text:name="_Toc465349314"/><text:bookmark text:name="_Toc465346478"/><text:tab/><text:tab/>Variantenbildung<text:tab/>74</text:p>
      <text:p text:style-name="P1"><text:bookmark text:name="_Toc510696258"/><text:bookmark text:name="_Toc510502616"/><text:bookmark text:name="_Toc510502426"/><text:bookmark text:name="_Toc465570772"/><text:bookmark text:name="_Toc465570480"/><text:bookmark text:name="_Toc465570290"/><text:bookmark text:name="_Toc465528075"/><text:bookmark text:name="_Toc465527953"/><text:bookmark text:name="_Toc465526176"/><text:bookmark text:name="_Toc465437907"/><text:bookmark text:name="_Toc465404591"/><text:bookmark text:name="_Toc465403343"/><text:bookmark text:name="_Toc465403274"/><text:bookmark text:name="_Toc465358064"/><text:bookmark text:name="_Toc465357122"/><text:bookmark text:name="_Toc465349315"/><text:bookmark text:name="_Toc465346479"/><text:tab/><text:tab/>Variantenentscheid<text:tab/>76</text:p>
      <text:p text:style-name="P2"><text:tab/><text:tab/>Methode: Nutzwertanalyse</text:p>
      <text:p text:style-name="P1"><text:tab/>Zielbestimmung<text:tab/>S80</text:p>
      <text:p text:style-name="P1"><text:tab/>Stakeholder und Projektumfeld<text:tab/>90</text:p>
      <text:p text:style-name="P1"><text:tab/><text:span text:style-name="T2">Projektauftrag<text:tab/>S99</text:span></text:p>
      <text:p text:style-name="P2"/>
      <text:p text:style-name="P1">Projektstart und Projektorganisationsform</text:p>
      <text:p text:style-name="P1"><text:tab/>Projektstart<text:tab/>S108</text:p>
      <text:p text:style-name="P1"><text:tab/>Projektarten<text:tab/>S11</text:p>
      <text:p text:style-name="P1"><text:tab/>Strategische Aspekte von Projekten<text:tab/>S12</text:p>
      <text:p text:style-name="P1"><text:tab/>Projektorganisationformen<text:tab/><text:tab/>112</text:p>
      <text:p text:style-name="P1"><text:tab/><text:tab/>R<text:span text:style-name="T2">eine Projektorganisationsform (Task Force)</text:span></text:p>
      <text:p text:style-name="P2"><text:tab/><text:tab/>Einfluss-Projektorganisation</text:p>
      <text:p text:style-name="P2"><text:tab/><text:tab/>Matrix-Projektorganisation</text:p>
      <text:p text:style-name="P1"><text:span text:style-name="T1"><text:tab/><text:tab/>P</text:span><text:span text:style-name="T2">rojektorientierte Teilorganisation</text:span></text:p>
      <text:p text:style-name="P2"><text:tab/><text:tab/>Projektorientiertes Unternehmen</text:p>
      <text:p text:style-name="P2"><text:tab/><text:tab/>Auswahl der geeigneten Projektorganisationsform</text:p>
      <text:p text:style-name="P2"><text:tab/>Teambildung und -führung</text:p>
      <text:p text:style-name="P2"><text:tab/><text:tab/>Bildung der Projektgruppe</text:p>
      <text:p text:style-name="P2"><text:tab/><text:tab/>Projektteam</text:p>
      <text:p text:style-name="P1"><text:tab/><text:tab/>Projektleiter</text:p>
      <text:p text:style-name="P2"/>
      <text:p text:style-name="P2">Projektplanung</text:p>
      <text:p text:style-name="P2"><text:tab/>Projektdefinition</text:p>
      <text:p text:style-name="P2"><text:bookmark text:name="_Toc510696269"/><text:bookmark text:name="_Toc510502627"/><text:bookmark text:name="_Toc510502437"/><text:tab/><text:tab/>Projektziele</text:p>
      <text:p text:style-name="P1"><text:span text:style-name="T1"><text:tab/><text:tab/></text:span><text:span text:style-name="T2">Aufgabenbeschreibung</text:span></text:p>
      <text:p text:style-name="P2"><text:tab/>Projektanalyse</text:p>
      <text:p text:style-name="P2"><text:tab/><text:tab/>Aufgabenplanung</text:p>
      <text:p text:style-name="P2"><text:bookmark text:name="_Toc510696273"/><text:tab/><text:tab/><text:tab/>Projektstrukturpläne<text:tab/>S139</text:p>
      <text:p text:style-name="P2"><text:tab/><text:tab/><text:tab/><text:tab/>Produktstrukturplan</text:p>
      <text:p text:style-name="P1"><text:tab/><text:tab/><text:tab/><text:tab/>Objektstrukturplan</text:p>
      <text:p text:style-name="P1"><text:tab/><text:tab/><text:tab/><text:tab/><text:span text:style-name="T2">Projektstrukturplan</text:span></text:p>
      <text:p text:style-name="P1"><text:span text:style-name="T2"><text:tab/><text:tab/><text:tab/></text:span><text:span text:style-name="T3">Aufwandsschätzung<text:tab/></text:span><text:span text:style-name="T2">S260</text:span></text:p>
      <text:p text:style-name="P2"><text:tab/>Realisierungsplanung</text:p>
      <text:p text:style-name="P2"><text:tab/><text:tab/>Personalplanung</text:p>
      <text:p text:style-name="P2"><text:tab/><text:tab/><text:tab/>Projektorganisationsplan</text:p>
      <text:p text:style-name="P2"><text:tab/><text:tab/><text:tab/>Arbeitspakete und Verantwortungsmatrix<text:tab/>S147</text:p>
      <text:p text:style-name="P1"><text:tab/><text:tab/><text:tab/><text:tab/>Funktionen-Matrix</text:p>
      <text:p text:style-name="P1"><text:tab/><text:tab/><text:tab/><text:tab/>Verantwortungsmatrix</text:p>
      <text:p text:style-name="P2"><text:tab/><text:tab/><text:tab/>Stellenbeschreibung</text:p>
      <text:p text:style-name="P2"><text:bookmark text:name="_Toc510696276"/><text:bookmark text:name="_Toc510502632"/><text:bookmark text:name="_Toc510502442"/><text:bookmark text:name="_Toc465570786"/><text:bookmark text:name="_Toc465570494"/><text:bookmark text:name="_Toc465570304"/><text:bookmark text:name="_Toc465528089"/><text:bookmark text:name="_Toc465527968"/><text:bookmark text:name="_Toc465526191"/><text:bookmark text:name="_Toc465437922"/><text:bookmark text:name="_Toc465404606"/><text:bookmark text:name="_Toc465403358"/><text:bookmark text:name="_Toc465403288"/><text:tab/><text:tab/>Terminplanung</text:p>
      <text:p text:style-name="P2"><text:tab/><text:tab/><text:tab/>Meilensteinliste</text:p>
      <text:p text:style-name="P2"><text:tab/><text:tab/><text:tab/>Balkendiagramm<text:tab/>S154</text:p>
      <text:p text:style-name="P2"><text:tab/><text:tab/><text:tab/>Netzplan<text:tab/><text:tab/>S155</text:p>
      <text:p text:style-name="P2"><text:tab/><text:tab/><text:tab/>Aktions-, Arbeitsplan</text:p>
      <text:p text:style-name="P2"><text:tab/><text:tab/>Sachmittelplanung</text:p>
      <text:p text:style-name="P2"><text:tab/><text:tab/>Kostenplanung</text:p>
      <text:p text:style-name="P1"><text:tab/><text:tab/><text:span text:style-name="T2">Kontrollplanung</text:span></text:p>
      <text:p text:style-name="P1"><text:span text:style-name="T1"><text:tab/><text:tab/>Planung des </text:span><text:span text:style-name="T2">Berichtswesen</text:span></text:p>
      <text:p text:style-name="P1"/>
      <text:p text:style-name="P2">Anforderungsanalyse</text:p>
      <text:p text:style-name="P2"><text:tab/>Systemanforderungsanalyse</text:p>
      <text:p text:style-name="P2"><text:tab/>SW-Anforderungsanalyse</text:p>
      <text:p text:style-name="P2"><text:tab/>HW-Anforderungsanalyse</text:p>
      <text:p text:style-name="P2"><text:tab/>Erhebungstechniken</text:p>
      <text:p text:style-name="P2"/>
      <text:p text:style-name="P2">Lastenheft</text:p>
      <text:p text:style-name="P3"/>
      <text:p text:style-name="P2">Pflichtenheft<text:tab/><text:tab/>S254</text:p>
      <text:p text:style-name="P1"><text:tab/>Aufbau und Inhalt des Pflichtenheftes</text:p>
      <text:p text:style-name="P1"><text:tab/><text:tab/><text:span text:style-name="T1">Ausgangssituation beschreiben</text:span></text:p>
      <text:p text:style-name="P1"><text:span text:style-name="T1"><text:tab/><text:tab/></text:span><text:span text:style-name="T2">IST-Zustand</text:span></text:p>
      <text:p text:style-name="P1"><text:span text:style-name="T1"><text:tab/><text:tab/></text:span><text:span text:style-name="T2">Zielsetzungen</text:span></text:p>
      <text:p text:style-name="P1"><text:span text:style-name="T1"><text:tab/><text:tab/></text:span><text:span text:style-name="T2">Anforderungen (Soll)</text:span></text:p>
      <text:p text:style-name="P1"><text:span text:style-name="T1"><text:tab/><text:tab/></text:span><text:span text:style-name="T2">Mengengerüst</text:span></text:p>
      <text:p text:style-name="P1"><text:span text:style-name="T1"><text:tab/><text:tab/></text:span><text:span text:style-name="T2">Aufbau und Inhalte der Offerte</text:span></text:p>
      <text:p text:style-name="P1"><text:span text:style-name="T1"><text:tab/><text:tab/></text:span><text:span text:style-name="T2">Administratives</text:span></text:p>
      <text:p text:style-name="P3"/>
      <text:p text:style-name="P2">Systemanalyse</text:p>
      <text:p text:style-name="P1"><text:bookmark text:name="_Toc510696297"/><text:bookmark text:name="_Toc510502645"/><text:bookmark text:name="_Toc510502455"/><text:bookmark text:name="_Toc465570799"/><text:bookmark text:name="_Toc465570507"/><text:bookmark text:name="_Toc465570317"/><text:bookmark text:name="_Toc465528102"/><text:bookmark text:name="_Toc465527983"/><text:bookmark text:name="_Toc465526206"/><text:bookmark text:name="_Toc465437937"/><text:span text:style-name="T2"><text:tab/></text:span><text:span text:style-name="T2">Quellen</text:span></text:p>
      <text:p text:style-name="P1"><text:span text:style-name="T1"><text:tab/></text:span><text:span text:style-name="T2">Ablauforganisation</text:span></text:p>
      <text:p text:style-name="P2"><text:tab/>Schwachstellenanalyse</text:p>
      <text:p text:style-name="P2"><text:tab/>Problemanalyse</text:p>
      <text:p text:style-name="P1"><text:span text:style-name="T1"><text:tab/></text:span><text:span text:style-name="T2">Lösungsvorschläge</text:span></text:p>
      <text:p text:style-name="P1"><text:span text:style-name="T1"><text:tab/></text:span><text:span text:style-name="T2">Systemkosten</text:span></text:p>
      <text:p text:style-name="P1"><text:span text:style-name="T2"><text:tab/></text:span><text:span text:style-name="T2">Wirtschaftlichkeitsanalyse </text:span></text:p>
      <text:p text:style-name="P1"><text:span text:style-name="T1"><text:tab/></text:span><text:span text:style-name="T2">Daten</text:span></text:p>
      <text:p text:style-name="P1"><text:span text:style-name="T1"><text:tab/></text:span>Darstellen des Systems</text:p>
      <text:p text:style-name="P2"/>
      <text:p text:style-name="P2">Systementwurf</text:p>
      <text:p text:style-name="P2"/>
      <text:p text:style-name="P1"><text:span text:style-name="T1">SW-</text:span><text:span text:style-name="T2">Grob- und SW-Feinentwurf</text:span></text:p>
      <text:p text:style-name="P2"/>
      <text:p text:style-name="P2">Implementierung</text:p>
      <text:p text:style-name="P2"/>
      <text:p text:style-name="P2">SW-Integration</text:p>
      <text:p text:style-name="P2"/>
      <text:p text:style-name="P2">Systemintegration</text:p>
      <text:p text:style-name="P2"/>
      <text:p text:style-name="P2">Systemeinführung – Überleitung in die Nutzung</text:p>
      <text:p text:style-name="P3"/>
      <text:p text:style-name="P2">Technik und Wartung</text:p>
      <text:p text:style-name="P3"/>
      <text:p text:style-name="P2">Bedienung</text:p>
      <text:p text:style-name="P3"/>
      <text:p text:style-name="P2">Projekt-Marketing<text:tab/>S193</text:p>
      <text:p text:style-name="P3"/>
      <text:p text:style-name="P2">Präsentationsunterlagen</text:p>
      <text:p text:style-name="P2"/>
      <text:p text:style-name="P2">Anhang</text:p>
      <text:p text:style-name="P1"><text:bookmark text:name="_Toc510696347"/><text:bookmark text:name="_Toc510502505"/><text:bookmark text:name="_Toc465570849"/><text:bookmark text:name="_Toc465570557"/><text:bookmark text:name="_Toc465570367"/><text:bookmark text:name="_Toc465528152"/><text:bookmark text:name="_Toc465528033"/><text:bookmark text:name="_Toc465526258"/><text:bookmark text:name="_Toc465437976"/><text:bookmark text:name="_Toc465404653"/><text:bookmark text:name="_Toc465403405"/><text:bookmark text:name="_Toc465403333"/><text:bookmark text:name="_Toc465358123"/><text:bookmark text:name="_Toc465357179"/><text:span text:style-name="T2"><text:tab/></text:span><text:span text:style-name="T2">Style Guide - Dokumentation</text:span></text:p>
      <text:p text:style-name="P1"><text:span text:style-name="T1"><text:tab/></text:span><text:span text:style-name="T2">Formulare für Projektakte</text:span></text:p>
      <text:p text:style-name="P1"><text:bookmark text:name="_Toc510696349"/><text:bookmark text:name="_Toc510502507"/><text:bookmark text:name="_Toc465570851"/><text:bookmark text:name="_Toc465570559"/><text:bookmark text:name="_Toc465570369"/><text:bookmark text:name="_Toc465528154"/><text:bookmark text:name="_Toc465528035"/><text:bookmark text:name="_Toc465526260"/><text:bookmark text:name="_Toc465437978"/><text:bookmark text:name="_Toc465404655"/><text:bookmark text:name="_Toc465403407"/><text:bookmark text:name="_Toc465403335"/><text:bookmark text:name="_Toc465358125"/><text:bookmark text:name="_Toc465357181"/><text:span text:style-name="T2"><text:tab/></text:span><text:span text:style-name="T2">Projektberichte</text:span></text:p>
      <text:p text:style-name="P2"><text:bookmark text:name="_Toc510696350"/><text:bookmark text:name="_Toc510502508"/><text:bookmark text:name="_Toc465570852"/><text:bookmark text:name="_Toc465570560"/><text:bookmark text:name="_Toc465570370"/><text:bookmark text:name="_Toc465528155"/><text:bookmark text:name="_Toc465528036"/><text:bookmark text:name="_Toc465526261"/><text:bookmark text:name="_Toc465437979"/><text:bookmark text:name="_Toc465404656"/><text:bookmark text:name="_Toc465403408"/><text:bookmark text:name="_Toc465403336"/><text:bookmark text:name="_Toc465358126"/><text:bookmark text:name="_Toc465357182"/><text:tab/>Projektabschlussbericht</text:p>
      <text:p text:style-name="P7"/>
      <text:p text:style-name="P1"/>
      <text:p text:style-name="P1">Querschnittsaufgaben im Projekt<text:tab/><text:tab/>S163</text:p>
      <text:p text:style-name="P1"/>
      <text:p text:style-name="P1"><text:tab/>Risikomanagement</text:p>
      <text:p text:style-name="P2"><text:tab/>Projektcontrolling</text:p>
      <text:p text:style-name="P2"><text:tab/>Dokumentation und Berichtswesen</text:p>
      <text:p text:style-name="P2"><text:tab/>Beschaffung von Einsatzmittelmanagement</text:p>
      <text:p text:style-name="P2"><text:tab/>Krisenmanagement</text:p>
      <text:p text:style-name="P2"><text:tab/>Konfliktmanagement</text:p>
      <text:p text:style-name="P2"><text:tab/>Changemanagement</text:p>
      <text:p text:style-name="P2"><text:tab/><text:tab/>Konfigurationsmanagement</text:p>
      <text:p text:style-name="P2"><text:tab/><text:tab/>Änderungsmanagement</text:p>
      <text:p text:style-name="P2"><text:tab/>Qualitätsmanagement<text:tab/>S143, 343</text:p>
      <text:p text:style-name="P2"><text:tab/>Projektmarketing</text:p>
      <text:p text:style-name="P8"/>
      <text:p text:style-name="P2"/>
      <text:p text:style-name="P1">Methoden</text:p>
      <text:p text:style-name="P1"/>
      <text:p text:style-name="P1"><text:tab/>Aufwandsschätzungen als Grundlage der Zeit- und Kostenplanung S260</text:p>
      <text:p text:style-name="P1"/>
      <text:p text:style-name="P1"><text:tab/>Nutzwertanalyse</text:p>
      <text:p text:style-name="P1"/>
      <text:p text:style-name="P1"><text:tab/>Soft Skills<text:tab/>S19</text:p>
      <text:p text:style-name="P1"><text:tab/><text:tab/>Kreativitätstechniken</text:p>
      <text:p text:style-name="P1"><text:tab/><text:tab/>Moderation</text:p>
      <text:p text:style-name="P1"><text:tab/><text:tab/>Präsentieren im Projekt</text:p>
      <text:p text:style-name="P1"><text:tab/><text:tab/>Verhandeln im Projekt</text:p>
      <text:p text:style-name="P1"/>
      <text:p text:style-name="P1"><text:tab/>Erhebungs- und Analysetechniken<text:tab/>S245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D RD</meta:initial-creator>
    <meta:creation-date>2009-10-07T11:22:51.45</meta:creation-date>
    <meta:generator>OpenOffice.org/3.1$Win32 OpenOffice.org_project/310m11$Build-9399</meta:generator>
    <dc:date>2010-01-19T11:29:25.34</dc:date>
    <dc:creator>Rainer Denkmair</dc:creator>
    <meta:editing-duration>PT10H07M37S</meta:editing-duration>
    <meta:editing-cycles>24</meta:editing-cycles>
    <meta:document-statistic meta:table-count="0" meta:image-count="0" meta:object-count="0" meta:page-count="1" meta:paragraph-count="117" meta:word-count="214" meta:character-count="2620"/>
  </office:meta>
</office:document-meta>
</file>